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849500005FB400005843A2FB5B25.svg" manifest:media-type="image/svg+xml"/>
  <manifest:file-entry manifest:full-path="Pictures/10000001000002E0000002A78A0FC18C.png" manifest:media-type="image/png"/>
  <manifest:file-entry manifest:full-path="Pictures/10000001000000C800000032FCD700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/>
    </style:style>
    <style:style style:name="P3" style:family="paragraph">
      <style:text-properties fo:color="#55308d" loext:opacity="100%"/>
    </style:style>
    <style:style style:name="P4" style:family="paragraph">
      <loext:graphic-properties draw:fill="none"/>
      <style:text-properties fo:color="#55308d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55308d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1.714cm" svg:height="1.541cm" svg:x="16.957cm" svg:y="10.666cm">
          <draw:image xlink:href="Pictures/1003849500005FB400005843A2FB5B25.svg" xlink:type="simple" xlink:show="embed" xlink:actuate="onLoad" draw:mime-type="image/svg+xml">
            <text:p text:style-name="P1"><text:span text:style-name="T1"/></text:p>
          </draw:image>
          <draw:image xlink:href="Pictures/10000001000002E0000002A78A0FC18C.png" xlink:type="simple" xlink:show="embed" xlink:actuate="onLoad" draw:mime-type="image/png"/>
        </draw:frame>
        <draw:frame draw:style-name="gr2" draw:text-style-name="P1" draw:layer="layout" svg:width="20.157cm" svg:height="5.037cm" svg:x="1.8cm" svg:y="7.957cm">
          <draw:image xlink:href="Pictures/10000001000000C800000032FCD7003D.png" xlink:type="simple" xlink:show="embed" xlink:actuate="onLoad" draw:mime-type="image/png">
            <text:p/>
          </draw:image>
        </draw:frame>
        <draw:frame draw:style-name="gr3" draw:text-style-name="P4" draw:layer="layout" svg:width="3.042cm" svg:height="1.014cm" svg:x="18.915cm" svg:y="11.193cm">
          <draw:text-box>
            <text:p text:style-name="P3"><text:span text:style-name="T2">配置中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57cm" fo:margin-bottom="0.957cm" fo:margin-left="0.957cm" fo:margin-right="0.957cm" fo:page-width="24.5cm" fo:page-height="22.5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03T17:18:25.033000000</dc:date>
    <meta:editing-duration>PT1M6S</meta:editing-duration>
    <meta:editing-cycles>1</meta:editing-cycles>
    <meta:document-statistic meta:object-count="3"/>
    <meta:generator>LibreOffice/24.2.5.2$Windows_X86_64 LibreOffice_project/bffef4ea93e59bebbeaf7f431bb02b1a39ee8a59</meta:generator>
  </office:meta>
</office:document-meta>
</file>